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dash" draw:stroke-dash="stroke-dash22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71cm" fo:min-width="0.07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1pt" style:font-size-asian="1pt" style:font-size-complex="1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2pt" style:font-size-asian="2pt" style:font-size-complex="2pt"/>
    </style:style>
    <style:style style:name="T1" style:family="text">
      <style:text-properties fo:color="#000000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2" style:family="text">
      <style:text-properties fo:color="#000000" loext:opacity="100%" style:font-name="Arial1" fo:font-size="1pt" fo:font-weight="normal" style:font-name-asian="Arial1" style:font-size-asian="1pt" style:font-weight-asian="normal" style:font-name-complex="Arial1" style:font-size-complex="1pt" style:font-weight-complex="normal"/>
    </style:style>
    <style:style style:name="T3" style:family="text">
      <style:text-properties fo:color="#000000" loext:opacity="100%" style:font-name="Arial1" fo:font-size="9.89999961853027pt" fo:font-style="italic" fo:font-weight="normal" style:font-name-asian="Arial1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4" style:family="text">
      <style:text-properties fo:color="#000000" loext:opacity="100%" style:font-name="Arial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5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6" style:family="text">
      <style:text-properties fo:color="#000000" loext:opacity="100%" style:font-name="Arial1" fo:font-size="8.10000038146973pt" fo:font-style="italic" fo:font-weight="normal" style:font-name-asian="Arial1" style:font-size-asian="8.10000038146973pt" style:font-style-asian="italic" style:font-weight-asian="normal" style:font-name-complex="Arial1" style:font-size-complex="8.10000038146973pt" style:font-style-complex="italic" style:font-weight-complex="normal"/>
    </style:style>
    <style:style style:name="T7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8" style:family="text">
      <style:text-properties fo:color="#0000ff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9" style:family="text">
      <style:text-properties fo:color="#000000" loext:opacity="100%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10" style:family="text">
      <style:text-properties fo:color="#000000" loext:opacity="100%" style:font-name="Arial1" fo:font-size="2pt" fo:font-weight="normal" style:font-name-asian="Arial1" style:font-size-asian="2pt" style:font-weight-asian="normal" style:font-name-complex="Arial1" style:font-size-complex="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17cm" svg:height="0.017cm" svg:x="11.12cm" svg:y="23.08cm" svg:viewBox="0 0 18 18" draw:points="0,18 18,18 18,0 0,0">
          <text:p/>
        </draw:polygon>
        <draw:polygon draw:style-name="gr1" draw:text-style-name="P1" draw:layer="layout" svg:width="9.348cm" svg:height="0.017cm" svg:x="11.137cm" svg:y="23.08cm" svg:viewBox="0 0 9349 18" draw:points="0,18 9349,18 9349,0 0,0">
          <text:p/>
        </draw:polygon>
        <draw:polygon draw:style-name="gr1" draw:text-style-name="P1" draw:layer="layout" svg:width="9.063cm" svg:height="0.017cm" svg:x="1.731cm" svg:y="21.132cm" svg:viewBox="0 0 9064 18" draw:points="0,18 9064,18 9064,0 0,0">
          <text:p/>
        </draw:polygon>
        <draw:polygon draw:style-name="gr1" draw:text-style-name="P1" draw:layer="layout" svg:width="0.017cm" svg:height="0.017cm" svg:x="20.485cm" svg:y="20.358cm" svg:viewBox="0 0 18 18" draw:points="0,18 18,18 18,0 0,0">
          <text:p/>
        </draw:polygon>
        <draw:polygon draw:style-name="gr1" draw:text-style-name="P1" draw:layer="layout" svg:width="0.017cm" svg:height="0.017cm" svg:x="20.485cm" svg:y="20.358cm" svg:viewBox="0 0 18 18" draw:points="0,18 18,18 18,0 0,0">
          <text:p/>
        </draw:polygon>
        <draw:polygon draw:style-name="gr1" draw:text-style-name="P1" draw:layer="layout" svg:width="0.017cm" svg:height="0.757cm" svg:x="20.485cm" svg:y="20.375cm" svg:viewBox="0 0 18 758" draw:points="0,758 18,758 18,0 0,0">
          <text:p/>
        </draw:polygon>
        <draw:polygon draw:style-name="gr1" draw:text-style-name="P1" draw:layer="layout" svg:width="0.017cm" svg:height="0.017cm" svg:x="20.485cm" svg:y="21.132cm" svg:viewBox="0 0 18 18" draw:points="0,18 18,18 18,0 0,0">
          <text:p/>
        </draw:polygon>
        <draw:polygon draw:style-name="gr1" draw:text-style-name="P1" draw:layer="layout" svg:width="0.017cm" svg:height="0.402cm" svg:x="20.485cm" svg:y="21.149cm" svg:viewBox="0 0 18 403" draw:points="0,403 18,403 18,0 0,0">
          <text:p/>
        </draw:polygon>
        <draw:polygon draw:style-name="gr1" draw:text-style-name="P1" draw:layer="layout" svg:width="0.017cm" svg:height="0.758cm" svg:x="20.485cm" svg:y="21.551cm" svg:viewBox="0 0 18 759" draw:points="0,759 18,759 18,0 0,0">
          <text:p/>
        </draw:polygon>
        <draw:polygon draw:style-name="gr1" draw:text-style-name="P1" draw:layer="layout" svg:width="0.017cm" svg:height="0.017cm" svg:x="20.485cm" svg:y="22.309cm" svg:viewBox="0 0 18 18" draw:points="0,18 18,18 18,0 0,0">
          <text:p/>
        </draw:polygon>
        <draw:polygon draw:style-name="gr1" draw:text-style-name="P1" draw:layer="layout" svg:width="0.017cm" svg:height="0.754cm" svg:x="20.485cm" svg:y="22.326cm" svg:viewBox="0 0 18 755" draw:points="0,755 18,755 18,0 0,0">
          <text:p/>
        </draw:polygon>
        <draw:polygon draw:style-name="gr1" draw:text-style-name="P1" draw:layer="layout" svg:width="0.017cm" svg:height="0.017cm" svg:x="20.485cm" svg:y="23.08cm" svg:viewBox="0 0 18 18" draw:points="0,18 18,18 18,0 0,0">
          <text:p/>
        </draw:polygon>
        <draw:polygon draw:style-name="gr1" draw:text-style-name="P1" draw:layer="layout" svg:width="9.365cm" svg:height="0.017cm" svg:x="11.12cm" svg:y="20.358cm" svg:viewBox="0 0 9366 18" draw:points="0,18 9366,18 9366,0 0,0">
          <text:p/>
        </draw:polygon>
        <draw:polygon draw:style-name="gr1" draw:text-style-name="P1" draw:layer="layout" svg:width="0.017cm" svg:height="0.017cm" svg:x="11.104cm" svg:y="20.358cm" svg:viewBox="0 0 18 18" draw:points="0,18 18,18 18,0 0,0">
          <text:p/>
        </draw:polygon>
        <draw:polygon draw:style-name="gr1" draw:text-style-name="P1" draw:layer="layout" svg:width="0.017cm" svg:height="0.017cm" svg:x="11.104cm" svg:y="20.358cm" svg:viewBox="0 0 18 18" draw:points="0,18 18,18 18,0 0,0">
          <text:p/>
        </draw:polygon>
        <draw:polygon draw:style-name="gr1" draw:text-style-name="P1" draw:layer="layout" svg:width="0.017cm" svg:height="0.757cm" svg:x="11.104cm" svg:y="20.375cm" svg:viewBox="0 0 18 758" draw:points="0,758 18,758 18,0 0,0">
          <text:p/>
        </draw:polygon>
        <draw:polygon draw:style-name="gr1" draw:text-style-name="P1" draw:layer="layout" svg:width="0.017cm" svg:height="0.017cm" svg:x="11.104cm" svg:y="21.132cm" svg:viewBox="0 0 18 18" draw:points="0,18 18,18 18,0 0,0">
          <text:p/>
        </draw:polygon>
        <draw:polygon draw:style-name="gr1" draw:text-style-name="P1" draw:layer="layout" svg:width="0.017cm" svg:height="0.402cm" svg:x="11.104cm" svg:y="21.149cm" svg:viewBox="0 0 18 403" draw:points="0,403 18,403 18,0 0,0">
          <text:p/>
        </draw:polygon>
        <draw:polygon draw:style-name="gr1" draw:text-style-name="P1" draw:layer="layout" svg:width="0.017cm" svg:height="0.758cm" svg:x="11.104cm" svg:y="21.551cm" svg:viewBox="0 0 18 759" draw:points="0,759 18,759 18,0 0,0">
          <text:p/>
        </draw:polygon>
        <draw:polygon draw:style-name="gr1" draw:text-style-name="P1" draw:layer="layout" svg:width="0.017cm" svg:height="0.017cm" svg:x="11.104cm" svg:y="22.309cm" svg:viewBox="0 0 18 18" draw:points="0,18 18,18 18,0 0,0">
          <text:p/>
        </draw:polygon>
        <draw:polygon draw:style-name="gr1" draw:text-style-name="P1" draw:layer="layout" svg:width="0.017cm" svg:height="0.754cm" svg:x="11.104cm" svg:y="22.326cm" svg:viewBox="0 0 18 755" draw:points="0,755 18,755 18,0 0,0">
          <text:p/>
        </draw:polygon>
        <draw:polygon draw:style-name="gr1" draw:text-style-name="P1" draw:layer="layout" svg:width="0.017cm" svg:height="0.017cm" svg:x="11.104cm" svg:y="23.08cm" svg:viewBox="0 0 18 18" draw:points="0,18 18,18 18,0 0,0">
          <text:p/>
        </draw:polygon>
        <draw:polygon draw:style-name="gr1" draw:text-style-name="P1" draw:layer="layout" svg:width="0.017cm" svg:height="0.017cm" svg:x="11.104cm" svg:y="23.08cm" svg:viewBox="0 0 18 18" draw:points="0,18 18,18 18,0 0,0">
          <text:p/>
        </draw:polygon>
        <draw:line draw:style-name="gr2" draw:text-style-name="P2" draw:layer="layout" svg:x1="11.544cm" svg:y1="13.995cm" svg:x2="20.493cm" svg:y2="13.995cm">
          <text:p/>
        </draw:line>
        <draw:line draw:style-name="gr2" draw:text-style-name="P2" draw:layer="layout" svg:x1="6.256cm" svg:y1="12.255cm" svg:x2="10.587cm" svg:y2="12.255cm">
          <text:p/>
        </draw:line>
        <draw:line draw:style-name="gr2" draw:text-style-name="P2" draw:layer="layout" svg:x1="13.241cm" svg:y1="11.62cm" svg:x2="20.493cm" svg:y2="11.62cm">
          <text:p/>
        </draw:line>
        <draw:polygon draw:style-name="gr1" draw:text-style-name="P1" draw:layer="layout" svg:width="9.077cm" svg:height="0.017cm" svg:x="11.408cm" svg:y="10.219cm" svg:viewBox="0 0 9078 18" draw:points="0,18 9078,18 9078,0 0,0">
          <text:p/>
        </draw:polygon>
        <draw:polygon draw:style-name="gr1" draw:text-style-name="P1" draw:layer="layout" svg:width="3.721cm" svg:height="0.017cm" svg:x="1.756cm" svg:y="10.219cm" svg:viewBox="0 0 3722 18" draw:points="0,18 3722,18 3722,0 0,0">
          <text:p/>
        </draw:polygon>
        <draw:polygon draw:style-name="gr1" draw:text-style-name="P1" draw:layer="layout" svg:width="0.017cm" svg:height="0.017cm" svg:x="5.477cm" svg:y="10.219cm" svg:viewBox="0 0 18 18" draw:points="0,18 18,18 18,0 0,0">
          <text:p/>
        </draw:polygon>
        <draw:polygon draw:style-name="gr1" draw:text-style-name="P1" draw:layer="layout" svg:width="5.343cm" svg:height="0.017cm" svg:x="5.494cm" svg:y="10.219cm" svg:viewBox="0 0 5344 18" draw:points="0,18 5344,18 5344,0 0,0">
          <text:p/>
        </draw:polygon>
        <draw:polygon draw:style-name="gr1" draw:text-style-name="P1" draw:layer="layout" svg:width="9.077cm" svg:height="0.017cm" svg:x="11.408cm" svg:y="8.58cm" svg:viewBox="0 0 9078 18" draw:points="0,18 9078,18 9078,0 0,0">
          <text:p/>
        </draw:polygon>
        <draw:polygon draw:style-name="gr1" draw:text-style-name="P1" draw:layer="layout" svg:width="9.098cm" svg:height="0.017cm" svg:x="1.739cm" svg:y="8.58cm" svg:viewBox="0 0 9099 18" draw:points="0,18 9099,18 9099,0 0,0">
          <text:p/>
        </draw:polygon>
        <draw:polygon draw:style-name="gr1" draw:text-style-name="P1" draw:layer="layout" svg:width="0.017cm" svg:height="0.791cm" svg:x="20.485cm" svg:y="7.789cm" svg:viewBox="0 0 18 792" draw:points="0,792 18,792 18,0 0,0">
          <text:p/>
        </draw:polygon>
        <draw:polygon draw:style-name="gr1" draw:text-style-name="P1" draw:layer="layout" svg:width="0.017cm" svg:height="0.017cm" svg:x="20.485cm" svg:y="8.58cm" svg:viewBox="0 0 18 18" draw:points="0,18 18,18 18,0 0,0">
          <text:p/>
        </draw:polygon>
        <draw:polygon draw:style-name="gr1" draw:text-style-name="P1" draw:layer="layout" svg:width="0.017cm" svg:height="0.83cm" svg:x="20.485cm" svg:y="8.597cm" svg:viewBox="0 0 18 831" draw:points="0,831 18,831 18,0 0,0">
          <text:p/>
        </draw:polygon>
        <draw:polygon draw:style-name="gr1" draw:text-style-name="P1" draw:layer="layout" svg:width="0.017cm" svg:height="0.792cm" svg:x="20.485cm" svg:y="9.427cm" svg:viewBox="0 0 18 793" draw:points="0,793 18,793 18,0 0,0">
          <text:p/>
        </draw:polygon>
        <draw:polygon draw:style-name="gr1" draw:text-style-name="P1" draw:layer="layout" svg:width="0.017cm" svg:height="0.017cm" svg:x="20.485cm" svg:y="10.219cm" svg:viewBox="0 0 18 18" draw:points="0,18 18,18 18,0 0,0">
          <text:p/>
        </draw:polygon>
        <draw:polygon draw:style-name="gr1" draw:text-style-name="P1" draw:layer="layout" svg:width="0.017cm" svg:height="0.017cm" svg:x="20.485cm" svg:y="10.219cm" svg:viewBox="0 0 18 18" draw:points="0,18 18,18 18,0 0,0">
          <text:p/>
        </draw:polygon>
        <draw:polygon draw:style-name="gr1" draw:text-style-name="P1" draw:layer="layout" svg:width="0.017cm" svg:height="0.791cm" svg:x="11.391cm" svg:y="7.789cm" svg:viewBox="0 0 18 792" draw:points="0,792 18,792 18,0 0,0">
          <text:p/>
        </draw:polygon>
        <draw:polygon draw:style-name="gr1" draw:text-style-name="P1" draw:layer="layout" svg:width="0.017cm" svg:height="0.017cm" svg:x="11.391cm" svg:y="8.58cm" svg:viewBox="0 0 18 18" draw:points="0,18 18,18 18,0 0,0">
          <text:p/>
        </draw:polygon>
        <draw:polygon draw:style-name="gr1" draw:text-style-name="P1" draw:layer="layout" svg:width="0.017cm" svg:height="0.83cm" svg:x="11.391cm" svg:y="8.597cm" svg:viewBox="0 0 18 831" draw:points="0,831 18,831 18,0 0,0">
          <text:p/>
        </draw:polygon>
        <draw:polygon draw:style-name="gr1" draw:text-style-name="P1" draw:layer="layout" svg:width="0.017cm" svg:height="0.792cm" svg:x="11.391cm" svg:y="9.427cm" svg:viewBox="0 0 18 793" draw:points="0,793 18,793 18,0 0,0">
          <text:p/>
        </draw:polygon>
        <draw:polygon draw:style-name="gr1" draw:text-style-name="P1" draw:layer="layout" svg:width="0.017cm" svg:height="0.017cm" svg:x="11.391cm" svg:y="10.219cm" svg:viewBox="0 0 18 18" draw:points="0,18 18,18 18,0 0,0">
          <text:p/>
        </draw:polygon>
        <draw:polygon draw:style-name="gr1" draw:text-style-name="P1" draw:layer="layout" svg:width="0.017cm" svg:height="0.017cm" svg:x="11.391cm" svg:y="10.219cm" svg:viewBox="0 0 18 18" draw:points="0,18 18,18 18,0 0,0">
          <text:p/>
        </draw:polygon>
        <draw:polygon draw:style-name="gr1" draw:text-style-name="P1" draw:layer="layout" svg:width="0.017cm" svg:height="0.791cm" svg:x="10.837cm" svg:y="7.789cm" svg:viewBox="0 0 18 792" draw:points="0,792 18,792 18,0 0,0">
          <text:p/>
        </draw:polygon>
        <draw:polygon draw:style-name="gr1" draw:text-style-name="P1" draw:layer="layout" svg:width="0.017cm" svg:height="0.017cm" svg:x="10.837cm" svg:y="8.58cm" svg:viewBox="0 0 18 18" draw:points="0,18 18,18 18,0 0,0">
          <text:p/>
        </draw:polygon>
        <draw:polygon draw:style-name="gr1" draw:text-style-name="P1" draw:layer="layout" svg:width="0.017cm" svg:height="0.83cm" svg:x="10.837cm" svg:y="8.597cm" svg:viewBox="0 0 18 831" draw:points="0,831 18,831 18,0 0,0">
          <text:p/>
        </draw:polygon>
        <draw:polygon draw:style-name="gr1" draw:text-style-name="P1" draw:layer="layout" svg:width="0.017cm" svg:height="0.792cm" svg:x="10.837cm" svg:y="9.427cm" svg:viewBox="0 0 18 793" draw:points="0,793 18,793 18,0 0,0">
          <text:p/>
        </draw:polygon>
        <draw:polygon draw:style-name="gr1" draw:text-style-name="P1" draw:layer="layout" svg:width="0.017cm" svg:height="0.017cm" svg:x="10.837cm" svg:y="10.219cm" svg:viewBox="0 0 18 18" draw:points="0,18 18,18 18,0 0,0">
          <text:p/>
        </draw:polygon>
        <draw:polygon draw:style-name="gr1" draw:text-style-name="P1" draw:layer="layout" svg:width="0.017cm" svg:height="0.017cm" svg:x="10.837cm" svg:y="10.219cm" svg:viewBox="0 0 18 18" draw:points="0,18 18,18 18,0 0,0">
          <text:p/>
        </draw:polygon>
        <draw:polygon draw:style-name="gr1" draw:text-style-name="P1" draw:layer="layout" svg:width="0.017cm" svg:height="0.791cm" svg:x="1.722cm" svg:y="7.789cm" svg:viewBox="0 0 18 792" draw:points="0,792 18,792 18,0 0,0">
          <text:p/>
        </draw:polygon>
        <draw:polygon draw:style-name="gr1" draw:text-style-name="P1" draw:layer="layout" svg:width="0.017cm" svg:height="0.017cm" svg:x="1.722cm" svg:y="8.58cm" svg:viewBox="0 0 18 18" draw:points="0,18 18,18 18,0 0,0">
          <text:p/>
        </draw:polygon>
        <draw:polygon draw:style-name="gr1" draw:text-style-name="P1" draw:layer="layout" svg:width="0.017cm" svg:height="0.83cm" svg:x="1.722cm" svg:y="8.597cm" svg:viewBox="0 0 18 831" draw:points="0,831 18,831 18,0 0,0">
          <text:p/>
        </draw:polygon>
        <draw:polygon draw:style-name="gr1" draw:text-style-name="P1" draw:layer="layout" svg:width="0.017cm" svg:height="0.792cm" svg:x="1.722cm" svg:y="9.427cm" svg:viewBox="0 0 18 793" draw:points="0,793 18,793 18,0 0,0">
          <text:p/>
        </draw:polygon>
        <draw:polygon draw:style-name="gr1" draw:text-style-name="P1" draw:layer="layout" svg:width="0.017cm" svg:height="0.017cm" svg:x="1.722cm" svg:y="10.219cm" svg:viewBox="0 0 18 18" draw:points="0,18 18,18 18,0 0,0">
          <text:p/>
        </draw:polygon>
        <draw:polygon draw:style-name="gr1" draw:text-style-name="P1" draw:layer="layout" svg:width="0.017cm" svg:height="0.017cm" svg:x="1.722cm" svg:y="10.219cm" svg:viewBox="0 0 18 18" draw:points="0,18 18,18 18,0 0,0">
          <text:p/>
        </draw:polygon>
        <draw:polygon draw:style-name="gr1" draw:text-style-name="P1" draw:layer="layout" svg:width="0.017cm" svg:height="0.017cm" svg:x="1.739cm" svg:y="10.219cm" svg:viewBox="0 0 18 18" draw:points="0,18 18,18 18,0 0,0">
          <text:p/>
        </draw:polygon>
        <draw:polygon draw:style-name="gr1" draw:text-style-name="P1" draw:layer="layout" svg:width="0.017cm" svg:height="0.017cm" svg:x="11.391cm" svg:y="7.772cm" svg:viewBox="0 0 18 18" draw:points="0,18 18,18 18,0 0,0">
          <text:p/>
        </draw:polygon>
        <draw:polygon draw:style-name="gr1" draw:text-style-name="P1" draw:layer="layout" svg:width="0.017cm" svg:height="0.017cm" svg:x="11.391cm" svg:y="7.772cm" svg:viewBox="0 0 18 18" draw:points="0,18 18,18 18,0 0,0">
          <text:p/>
        </draw:polygon>
        <draw:polygon draw:style-name="gr1" draw:text-style-name="P1" draw:layer="layout" svg:width="9.077cm" svg:height="0.017cm" svg:x="11.408cm" svg:y="7.772cm" svg:viewBox="0 0 9078 18" draw:points="0,18 9078,18 9078,0 0,0">
          <text:p/>
        </draw:polygon>
        <draw:polygon draw:style-name="gr1" draw:text-style-name="P1" draw:layer="layout" svg:width="0.017cm" svg:height="0.017cm" svg:x="20.485cm" svg:y="7.772cm" svg:viewBox="0 0 18 18" draw:points="0,18 18,18 18,0 0,0">
          <text:p/>
        </draw:polygon>
        <draw:polygon draw:style-name="gr1" draw:text-style-name="P1" draw:layer="layout" svg:width="0.017cm" svg:height="0.017cm" svg:x="20.485cm" svg:y="7.772cm" svg:viewBox="0 0 18 18" draw:points="0,18 18,18 18,0 0,0">
          <text:p/>
        </draw:polygon>
        <draw:polygon draw:style-name="gr1" draw:text-style-name="P1" draw:layer="layout" svg:width="0.017cm" svg:height="0.017cm" svg:x="1.722cm" svg:y="7.772cm" svg:viewBox="0 0 18 18" draw:points="0,18 18,18 18,0 0,0">
          <text:p/>
        </draw:polygon>
        <draw:polygon draw:style-name="gr1" draw:text-style-name="P1" draw:layer="layout" svg:width="0.017cm" svg:height="0.017cm" svg:x="1.722cm" svg:y="7.772cm" svg:viewBox="0 0 18 18" draw:points="0,18 18,18 18,0 0,0">
          <text:p/>
        </draw:polygon>
        <draw:polygon draw:style-name="gr1" draw:text-style-name="P1" draw:layer="layout" svg:width="0.017cm" svg:height="0.017cm" svg:x="1.739cm" svg:y="7.772cm" svg:viewBox="0 0 18 18" draw:points="0,18 18,18 18,0 0,0">
          <text:p/>
        </draw:polygon>
        <draw:polygon draw:style-name="gr1" draw:text-style-name="P1" draw:layer="layout" svg:width="9.081cm" svg:height="0.017cm" svg:x="1.756cm" svg:y="7.772cm" svg:viewBox="0 0 9082 18" draw:points="0,18 9082,18 9082,0 0,0">
          <text:p/>
        </draw:polygon>
        <draw:polygon draw:style-name="gr1" draw:text-style-name="P1" draw:layer="layout" svg:width="0.017cm" svg:height="0.017cm" svg:x="10.837cm" svg:y="7.772cm" svg:viewBox="0 0 18 18" draw:points="0,18 18,18 18,0 0,0">
          <text:p/>
        </draw:polygon>
        <draw:polygon draw:style-name="gr1" draw:text-style-name="P1" draw:layer="layout" svg:width="0.017cm" svg:height="0.017cm" svg:x="10.837cm" svg:y="7.772cm" svg:viewBox="0 0 18 18" draw:points="0,18 18,18 18,0 0,0">
          <text:p/>
        </draw:polygon>
        <draw:polygon draw:style-name="gr1" draw:text-style-name="P1" draw:layer="layout" svg:width="9.077cm" svg:height="0.017cm" svg:x="11.408cm" svg:y="7.065cm" svg:viewBox="0 0 9078 18" draw:points="0,18 9078,18 9078,0 0,0">
          <text:p/>
        </draw:polygon>
        <draw:polygon draw:style-name="gr1" draw:text-style-name="P1" draw:layer="layout" svg:width="9.081cm" svg:height="0.017cm" svg:x="1.756cm" svg:y="7.065cm" svg:viewBox="0 0 9082 18" draw:points="0,18 9082,18 9082,0 0,0">
          <text:p/>
        </draw:polygon>
        <draw:polygon draw:style-name="gr1" draw:text-style-name="P1" draw:layer="layout" svg:width="9.077cm" svg:height="0.017cm" svg:x="11.408cm" svg:y="5.427cm" svg:viewBox="0 0 9078 18" draw:points="0,18 9078,18 9078,0 0,0">
          <text:p/>
        </draw:polygon>
        <draw:polygon draw:style-name="gr1" draw:text-style-name="P1" draw:layer="layout" svg:width="9.098cm" svg:height="0.017cm" svg:x="1.739cm" svg:y="5.427cm" svg:viewBox="0 0 9099 18" draw:points="0,18 9099,18 9099,0 0,0">
          <text:p/>
        </draw:polygon>
        <draw:polygon draw:style-name="gr1" draw:text-style-name="P1" draw:layer="layout" svg:width="0.017cm" svg:height="0.792cm" svg:x="20.485cm" svg:y="4.635cm" svg:viewBox="0 0 18 793" draw:points="0,793 18,793 18,0 0,0">
          <text:p/>
        </draw:polygon>
        <draw:polygon draw:style-name="gr1" draw:text-style-name="P1" draw:layer="layout" svg:width="0.017cm" svg:height="0.017cm" svg:x="20.485cm" svg:y="5.427cm" svg:viewBox="0 0 18 18" draw:points="0,18 18,18 18,0 0,0">
          <text:p/>
        </draw:polygon>
        <draw:polygon draw:style-name="gr1" draw:text-style-name="P1" draw:layer="layout" svg:width="0.017cm" svg:height="0.829cm" svg:x="20.485cm" svg:y="5.444cm" svg:viewBox="0 0 18 830" draw:points="0,830 18,830 18,0 0,0">
          <text:p/>
        </draw:polygon>
        <draw:polygon draw:style-name="gr1" draw:text-style-name="P1" draw:layer="layout" svg:width="0.017cm" svg:height="0.792cm" svg:x="20.485cm" svg:y="6.273cm" svg:viewBox="0 0 18 793" draw:points="0,793 18,793 18,0 0,0">
          <text:p/>
        </draw:polygon>
        <draw:polygon draw:style-name="gr1" draw:text-style-name="P1" draw:layer="layout" svg:width="0.017cm" svg:height="0.017cm" svg:x="20.485cm" svg:y="7.065cm" svg:viewBox="0 0 18 18" draw:points="0,18 18,18 18,0 0,0">
          <text:p/>
        </draw:polygon>
        <draw:polygon draw:style-name="gr1" draw:text-style-name="P1" draw:layer="layout" svg:width="0.017cm" svg:height="0.017cm" svg:x="20.485cm" svg:y="7.065cm" svg:viewBox="0 0 18 18" draw:points="0,18 18,18 18,0 0,0">
          <text:p/>
        </draw:polygon>
        <draw:polygon draw:style-name="gr1" draw:text-style-name="P1" draw:layer="layout" svg:width="0.017cm" svg:height="0.792cm" svg:x="11.391cm" svg:y="4.635cm" svg:viewBox="0 0 18 793" draw:points="0,793 18,793 18,0 0,0">
          <text:p/>
        </draw:polygon>
        <draw:polygon draw:style-name="gr1" draw:text-style-name="P1" draw:layer="layout" svg:width="0.017cm" svg:height="0.017cm" svg:x="11.391cm" svg:y="5.427cm" svg:viewBox="0 0 18 18" draw:points="0,18 18,18 18,0 0,0">
          <text:p/>
        </draw:polygon>
        <draw:polygon draw:style-name="gr1" draw:text-style-name="P1" draw:layer="layout" svg:width="0.017cm" svg:height="0.829cm" svg:x="11.391cm" svg:y="5.444cm" svg:viewBox="0 0 18 830" draw:points="0,830 18,830 18,0 0,0">
          <text:p/>
        </draw:polygon>
        <draw:polygon draw:style-name="gr1" draw:text-style-name="P1" draw:layer="layout" svg:width="0.017cm" svg:height="0.792cm" svg:x="11.391cm" svg:y="6.273cm" svg:viewBox="0 0 18 793" draw:points="0,793 18,793 18,0 0,0">
          <text:p/>
        </draw:polygon>
        <draw:polygon draw:style-name="gr1" draw:text-style-name="P1" draw:layer="layout" svg:width="0.017cm" svg:height="0.017cm" svg:x="11.391cm" svg:y="7.065cm" svg:viewBox="0 0 18 18" draw:points="0,18 18,18 18,0 0,0">
          <text:p/>
        </draw:polygon>
        <draw:polygon draw:style-name="gr1" draw:text-style-name="P1" draw:layer="layout" svg:width="0.017cm" svg:height="0.017cm" svg:x="11.391cm" svg:y="7.065cm" svg:viewBox="0 0 18 18" draw:points="0,18 18,18 18,0 0,0">
          <text:p/>
        </draw:polygon>
        <draw:polygon draw:style-name="gr1" draw:text-style-name="P1" draw:layer="layout" svg:width="0.017cm" svg:height="0.792cm" svg:x="10.837cm" svg:y="4.635cm" svg:viewBox="0 0 18 793" draw:points="0,793 18,793 18,0 0,0">
          <text:p/>
        </draw:polygon>
        <draw:polygon draw:style-name="gr1" draw:text-style-name="P1" draw:layer="layout" svg:width="0.017cm" svg:height="0.017cm" svg:x="10.837cm" svg:y="5.427cm" svg:viewBox="0 0 18 18" draw:points="0,18 18,18 18,0 0,0">
          <text:p/>
        </draw:polygon>
        <draw:polygon draw:style-name="gr1" draw:text-style-name="P1" draw:layer="layout" svg:width="0.017cm" svg:height="0.829cm" svg:x="10.837cm" svg:y="5.444cm" svg:viewBox="0 0 18 830" draw:points="0,830 18,830 18,0 0,0">
          <text:p/>
        </draw:polygon>
        <draw:polygon draw:style-name="gr1" draw:text-style-name="P1" draw:layer="layout" svg:width="0.017cm" svg:height="0.792cm" svg:x="10.837cm" svg:y="6.273cm" svg:viewBox="0 0 18 793" draw:points="0,793 18,793 18,0 0,0">
          <text:p/>
        </draw:polygon>
        <draw:polygon draw:style-name="gr1" draw:text-style-name="P1" draw:layer="layout" svg:width="0.017cm" svg:height="0.017cm" svg:x="10.837cm" svg:y="7.065cm" svg:viewBox="0 0 18 18" draw:points="0,18 18,18 18,0 0,0">
          <text:p/>
        </draw:polygon>
        <draw:polygon draw:style-name="gr1" draw:text-style-name="P1" draw:layer="layout" svg:width="0.017cm" svg:height="0.017cm" svg:x="10.837cm" svg:y="7.065cm" svg:viewBox="0 0 18 18" draw:points="0,18 18,18 18,0 0,0">
          <text:p/>
        </draw:polygon>
        <draw:polygon draw:style-name="gr1" draw:text-style-name="P1" draw:layer="layout" svg:width="0.017cm" svg:height="0.792cm" svg:x="1.722cm" svg:y="4.635cm" svg:viewBox="0 0 18 793" draw:points="0,793 18,793 18,0 0,0">
          <text:p/>
        </draw:polygon>
        <draw:polygon draw:style-name="gr1" draw:text-style-name="P1" draw:layer="layout" svg:width="0.017cm" svg:height="0.017cm" svg:x="1.722cm" svg:y="5.427cm" svg:viewBox="0 0 18 18" draw:points="0,18 18,18 18,0 0,0">
          <text:p/>
        </draw:polygon>
        <draw:polygon draw:style-name="gr1" draw:text-style-name="P1" draw:layer="layout" svg:width="0.017cm" svg:height="0.829cm" svg:x="1.722cm" svg:y="5.444cm" svg:viewBox="0 0 18 830" draw:points="0,830 18,830 18,0 0,0">
          <text:p/>
        </draw:polygon>
        <draw:polygon draw:style-name="gr1" draw:text-style-name="P1" draw:layer="layout" svg:width="0.017cm" svg:height="0.792cm" svg:x="1.722cm" svg:y="6.273cm" svg:viewBox="0 0 18 793" draw:points="0,793 18,793 18,0 0,0">
          <text:p/>
        </draw:polygon>
        <draw:polygon draw:style-name="gr1" draw:text-style-name="P1" draw:layer="layout" svg:width="0.017cm" svg:height="0.017cm" svg:x="1.722cm" svg:y="7.065cm" svg:viewBox="0 0 18 18" draw:points="0,18 18,18 18,0 0,0">
          <text:p/>
        </draw:polygon>
        <draw:polygon draw:style-name="gr1" draw:text-style-name="P1" draw:layer="layout" svg:width="0.017cm" svg:height="0.017cm" svg:x="1.722cm" svg:y="7.065cm" svg:viewBox="0 0 18 18" draw:points="0,18 18,18 18,0 0,0">
          <text:p/>
        </draw:polygon>
        <draw:polygon draw:style-name="gr1" draw:text-style-name="P1" draw:layer="layout" svg:width="0.017cm" svg:height="0.017cm" svg:x="1.739cm" svg:y="7.065cm" svg:viewBox="0 0 18 18" draw:points="0,18 18,18 18,0 0,0">
          <text:p/>
        </draw:polygon>
        <draw:polygon draw:style-name="gr1" draw:text-style-name="P1" draw:layer="layout" svg:width="0.017cm" svg:height="0.017cm" svg:x="11.391cm" svg:y="4.618cm" svg:viewBox="0 0 18 18" draw:points="0,18 18,18 18,0 0,0">
          <text:p/>
        </draw:polygon>
        <draw:polygon draw:style-name="gr1" draw:text-style-name="P1" draw:layer="layout" svg:width="0.017cm" svg:height="0.017cm" svg:x="11.391cm" svg:y="4.618cm" svg:viewBox="0 0 18 18" draw:points="0,18 18,18 18,0 0,0">
          <text:p/>
        </draw:polygon>
        <draw:polygon draw:style-name="gr1" draw:text-style-name="P1" draw:layer="layout" svg:width="9.077cm" svg:height="0.017cm" svg:x="11.408cm" svg:y="4.618cm" svg:viewBox="0 0 9078 18" draw:points="0,18 9078,18 9078,0 0,0">
          <text:p/>
        </draw:polygon>
        <draw:polygon draw:style-name="gr1" draw:text-style-name="P1" draw:layer="layout" svg:width="0.017cm" svg:height="0.017cm" svg:x="20.485cm" svg:y="4.618cm" svg:viewBox="0 0 18 18" draw:points="0,18 18,18 18,0 0,0">
          <text:p/>
        </draw:polygon>
        <draw:polygon draw:style-name="gr1" draw:text-style-name="P1" draw:layer="layout" svg:width="0.017cm" svg:height="0.017cm" svg:x="20.485cm" svg:y="4.618cm" svg:viewBox="0 0 18 18" draw:points="0,18 18,18 18,0 0,0">
          <text:p/>
        </draw:polygon>
        <draw:polygon draw:style-name="gr1" draw:text-style-name="P1" draw:layer="layout" svg:width="0.017cm" svg:height="0.017cm" svg:x="1.722cm" svg:y="4.618cm" svg:viewBox="0 0 18 18" draw:points="0,18 18,18 18,0 0,0">
          <text:p/>
        </draw:polygon>
        <draw:polygon draw:style-name="gr1" draw:text-style-name="P1" draw:layer="layout" svg:width="0.017cm" svg:height="0.017cm" svg:x="1.722cm" svg:y="4.618cm" svg:viewBox="0 0 18 18" draw:points="0,18 18,18 18,0 0,0">
          <text:p/>
        </draw:polygon>
        <draw:polygon draw:style-name="gr1" draw:text-style-name="P1" draw:layer="layout" svg:width="0.017cm" svg:height="0.017cm" svg:x="1.739cm" svg:y="4.618cm" svg:viewBox="0 0 18 18" draw:points="0,18 18,18 18,0 0,0">
          <text:p/>
        </draw:polygon>
        <draw:polygon draw:style-name="gr1" draw:text-style-name="P1" draw:layer="layout" svg:width="9.081cm" svg:height="0.017cm" svg:x="1.756cm" svg:y="4.618cm" svg:viewBox="0 0 9082 18" draw:points="0,18 9082,18 9082,0 0,0">
          <text:p/>
        </draw:polygon>
        <draw:polygon draw:style-name="gr1" draw:text-style-name="P1" draw:layer="layout" svg:width="0.017cm" svg:height="0.017cm" svg:x="10.837cm" svg:y="4.618cm" svg:viewBox="0 0 18 18" draw:points="0,18 18,18 18,0 0,0">
          <text:p/>
        </draw:polygon>
        <draw:polygon draw:style-name="gr1" draw:text-style-name="P1" draw:layer="layout" svg:width="0.017cm" svg:height="0.017cm" svg:x="10.837cm" svg:y="4.618cm" svg:viewBox="0 0 18 18" draw:points="0,18 18,18 18,0 0,0">
          <text:p/>
        </draw:polygon>
        <draw:line draw:style-name="gr2" draw:text-style-name="P2" draw:layer="layout" svg:x1="2.349cm" svg:y1="3.373cm" svg:x2="14.431cm" svg:y2="3.373cm">
          <text:p/>
        </draw:line>
        <draw:polygon draw:style-name="gr1" draw:text-style-name="P1" draw:layer="layout" svg:width="0.017cm" svg:height="0.008cm" svg:x="15.409cm" svg:y="2.328cm" svg:viewBox="0 0 18 9" draw:points="0,9 18,9 18,0 0,0">
          <text:p/>
        </draw:polygon>
        <draw:polygon draw:style-name="gr1" draw:text-style-name="P1" draw:layer="layout" svg:width="0.008cm" svg:height="0.008cm" svg:x="15.426cm" svg:y="2.328cm" svg:viewBox="0 0 9 9" draw:points="0,9 9,9 9,0 0,0">
          <text:p/>
        </draw:polygon>
        <draw:polygon draw:style-name="gr1" draw:text-style-name="P1" draw:layer="layout" svg:width="5.051cm" svg:height="0.008cm" svg:x="15.434cm" svg:y="2.328cm" svg:viewBox="0 0 5052 9" draw:points="0,9 5052,9 5052,0 0,0">
          <text:p/>
        </draw:polygon>
        <draw:polygon draw:style-name="gr1" draw:text-style-name="P1" draw:layer="layout" svg:width="0.008cm" svg:height="0.008cm" svg:x="20.493cm" svg:y="2.328cm" svg:viewBox="0 0 9 9" draw:points="0,9 9,9 9,0 0,0">
          <text:p/>
        </draw:polygon>
        <draw:line draw:style-name="gr2" draw:text-style-name="P2" draw:layer="layout" svg:x1="1.731cm" svg:y1="2.336cm" svg:x2="14.431cm" svg:y2="2.336cm">
          <text:p/>
        </draw:line>
        <draw:polygon draw:style-name="gr1" draw:text-style-name="P1" draw:layer="layout" svg:width="0.017cm" svg:height="0.94cm" svg:x="20.485cm" svg:y="1.388cm" svg:viewBox="0 0 18 941" draw:points="0,941 18,941 18,0 0,0">
          <text:p/>
        </draw:polygon>
        <draw:polygon draw:style-name="gr1" draw:text-style-name="P1" draw:layer="layout" svg:width="0.008cm" svg:height="0.008cm" svg:x="20.485cm" svg:y="2.328cm" svg:viewBox="0 0 9 9" draw:points="0,9 9,9 9,0 0,0">
          <text:p/>
        </draw:polygon>
        <draw:polygon draw:style-name="gr1" draw:text-style-name="P1" draw:layer="layout" svg:width="0.017cm" svg:height="0.94cm" svg:x="15.409cm" svg:y="1.388cm" svg:viewBox="0 0 18 941" draw:points="0,941 18,941 18,0 0,0">
          <text:p/>
        </draw:polygon>
        <draw:polygon draw:style-name="gr1" draw:text-style-name="P1" draw:layer="layout" svg:width="0.017cm" svg:height="0.017cm" svg:x="20.485cm" svg:y="1.371cm" svg:viewBox="0 0 18 18" draw:points="0,18 18,18 18,0 0,0">
          <text:p/>
        </draw:polygon>
        <draw:polygon draw:style-name="gr1" draw:text-style-name="P1" draw:layer="layout" svg:width="0.017cm" svg:height="0.017cm" svg:x="20.485cm" svg:y="1.371cm" svg:viewBox="0 0 18 18" draw:points="0,18 18,18 18,0 0,0">
          <text:p/>
        </draw:polygon>
        <draw:polygon draw:style-name="gr1" draw:text-style-name="P1" draw:layer="layout" svg:width="5.059cm" svg:height="0.017cm" svg:x="15.426cm" svg:y="1.371cm" svg:viewBox="0 0 5060 18" draw:points="0,18 5060,18 5060,0 0,0">
          <text:p/>
        </draw:polygon>
        <draw:polygon draw:style-name="gr1" draw:text-style-name="P1" draw:layer="layout" svg:width="0.017cm" svg:height="0.017cm" svg:x="15.409cm" svg:y="1.371cm" svg:viewBox="0 0 18 18" draw:points="0,18 18,18 18,0 0,0">
          <text:p/>
        </draw:polygon>
        <draw:polygon draw:style-name="gr1" draw:text-style-name="P1" draw:layer="layout" svg:width="0.017cm" svg:height="0.017cm" svg:x="15.409cm" svg:y="1.371cm" svg:viewBox="0 0 18 18" draw:points="0,18 18,18 18,0 0,0">
          <text:p/>
        </draw:polygon>
        <draw:frame draw:style-name="gr3" draw:text-style-name="P4" draw:layer="layout" svg:width="0.283cm" svg:height="0.319cm" svg:x="4.0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4.8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19.846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159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392cm" svg:y="26.94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033cm" svg:height="0.039cm" svg:x="1.905cm" svg:y="27.26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0.35cm" svg:height="0.395cm" svg:x="11.917cm" svg:y="0.97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83cm" svg:height="0.319cm" svg:x="17.827cm" svg:y="1.399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317cm" svg:height="0.357cm" svg:x="9.182cm" svg:y="2.39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20.392cm" svg:y="2.78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20.392cm" svg:y="3.187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2.146cm" svg:y="2.971cm">
          <draw:text-box>
            <text:p text:style-name="P3"><text:span text:style-name="T5"><text:s/></text:span></text:p>
          </draw:text-box>
        </draw:frame>
        <draw:frame draw:style-name="gr6" draw:text-style-name="P7" draw:layer="layout" svg:width="0.317cm" svg:height="0.357cm" svg:x="9.809cm" svg:y="3.4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3.874cm" svg:y="4.152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283cm" svg:height="0.319cm" svg:x="2.29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.976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4.047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139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558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7.98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9.11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0.74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3.357cm" svg:y="5.039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5cm" svg:height="0.395cm" svg:x="10.071cm" svg:y="4.978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83cm" svg:height="0.319cm" svg:x="12.619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47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817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4.973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26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603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7.788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9.49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0.391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2.196cm" svg:y="5.039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203cm" svg:y="5.039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91cm" svg:y="5.039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5cm" svg:height="0.395cm" svg:x="4.301cm" svg:y="7.30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283cm" svg:height="0.319cm" svg:x="2.29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.976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4.047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139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558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7.98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9.11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0.74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6.574cm" svg:y="8.19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5cm" svg:height="0.395cm" svg:x="10.071cm" svg:y="8.132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83cm" svg:height="0.319cm" svg:x="12.619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47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817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4.973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26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603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7.788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9.49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0.391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2.196cm" svg:y="8.19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203cm" svg:y="8.19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91cm" svg:y="8.19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17cm" svg:height="0.357cm" svg:x="5.135cm" svg:y="10.457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978cm" svg:y="10.821cm">
          <draw:text-box>
            <text:p text:style-name="P3"><text:span text:style-name="T4"><text:s text:c="2"/></text:span></text:p>
          </draw:text-box>
        </draw:frame>
        <draw:frame draw:style-name="gr6" draw:text-style-name="P7" draw:layer="layout" svg:width="0.317cm" svg:height="0.357cm" svg:x="2.756cm" svg:y="11.189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2.506cm" svg:y="11.55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183cm" svg:y="11.55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606cm" svg:y="11.55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627cm" svg:y="12.65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5.029cm" svg:y="13.01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8.619cm" svg:y="10.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7.633cm" svg:y="11.21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2.082cm" svg:y="11.21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3.013cm" svg:y="11.21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5.893cm" svg:y="11.85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7.623cm" svg:y="11.85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197cm" svg:y="11.85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6.188cm" svg:y="13.593cm">
          <draw:text-box>
            <text:p text:style-name="P3"><text:span text:style-name="T7"><text:s/></text:span></text:p>
          </draw:text-box>
        </draw:frame>
        <draw:frame draw:style-name="gr6" draw:text-style-name="P7" draw:layer="layout" svg:width="0.317cm" svg:height="0.357cm" svg:x="7.544cm" svg:y="13.62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11.388cm" svg:y="13.59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1.646cm" svg:y="13.559cm">
          <draw:text-box>
            <text:p text:style-name="P3"><text:span text:style-name="T8"><text:s text:c="3"/></text:span></text:p>
          </draw:text-box>
        </draw:frame>
        <draw:frame draw:style-name="gr5" draw:text-style-name="P6" draw:layer="layout" svg:width="0.35cm" svg:height="0.395cm" svg:x="15.105cm" svg:y="14.084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4.834cm" svg:y="14.70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4.304cm" svg:y="15.176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.671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4.377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0.087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3.111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7.121cm" svg:y="16.416cm">
          <draw:text-box>
            <text:p text:style-name="P3"><text:span text:style-name="T7"><text:s text:c="2"/></text:span></text:p>
          </draw:text-box>
        </draw:frame>
        <draw:frame draw:style-name="gr5" draw:text-style-name="P6" draw:layer="layout" svg:width="0.35cm" svg:height="0.395cm" svg:x="19.757cm" svg:y="16.416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5.879cm" svg:y="17.7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9.63cm" svg:y="17.7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388cm" svg:y="17.7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392cm" svg:y="18.131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.87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4.876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6.984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6.486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388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6.756cm" svg:y="18.939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.146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3.02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3.6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4.534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5.70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6.316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7.138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8.763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9.585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0.956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1.854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3.009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6.79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7.6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8.551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20.393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3.827cm" svg:y="19.96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4.792cm" svg:y="19.964cm">
          <draw:text-box>
            <text:p text:style-name="P3"><text:span text:style-name="T5"><text:s/></text:span></text:p>
          </draw:text-box>
        </draw:frame>
        <draw:frame draw:style-name="gr6" draw:text-style-name="P7" draw:layer="layout" svg:width="0.317cm" svg:height="0.357cm" svg:x="7.472cm" svg:y="21.197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9.525cm" svg:y="22.37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0.524cm" svg:y="22.37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7.685cm" svg:y="23.14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20.383cm" svg:y="23.14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4.94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8.957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9.296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9.977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6.892cm" svg:y="24.084cm">
          <draw:text-box>
            <text:p text:style-name="P3"><text:span text:style-name="T9"><text:s/></text:span></text:p>
          </draw:text-box>
        </draw:frame>
        <draw:frame draw:style-name="gr6" draw:text-style-name="P7" draw:layer="layout" svg:width="0.317cm" svg:height="0.357cm" svg:x="8.361cm" svg:y="24.084cm">
          <draw:text-box>
            <text:p text:style-name="P3"><text:span text:style-name="T4"><text:s text:c="2"/></text:span></text:p>
          </draw:text-box>
        </draw:frame>
        <draw:frame draw:style-name="gr6" draw:text-style-name="P7" draw:layer="layout" svg:width="0.317cm" svg:height="0.357cm" svg:x="13.653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4.436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4.974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7.827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20.392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3.497cm" svg:y="24.44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534cm" svg:y="24.44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644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8.191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1.493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3.999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6.46cm" svg:y="25.756cm">
          <draw:text-box>
            <text:p text:style-name="P3"><text:span text:style-name="T4"><text:s/></text:span></text:p>
          </draw:text-box>
        </draw:frame>
        <draw:polygon draw:style-name="gr1" draw:text-style-name="P1" draw:layer="layout" svg:width="9.063cm" svg:height="0.017cm" svg:x="1.731cm" svg:y="22.309cm" svg:viewBox="0 0 9064 18" draw:points="0,18 9064,18 9064,0 0,0">
          <text:p/>
        </draw:polygon>
        <draw:frame draw:style-name="gr6" draw:text-style-name="P7" draw:layer="layout" svg:width="0.317cm" svg:height="0.357cm" svg:x="8.255cm" svg:y="25.75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3.287cm" svg:height="0.395cm" svg:x="17.196cm" svg:y="2.781cm">
          <draw:text-box>
            <text:p text:style-name="P3"><text:span text:style-name="T5">Form 14: <text:s/>Notice of </text:span></text:p>
          </draw:text-box>
        </draw:frame>
        <draw:frame draw:style-name="gr5" draw:text-style-name="P6" draw:layer="layout" svg:width="1.255cm" svg:height="0.395cm" svg:x="19.236cm" svg:y="3.187cm">
          <draw:text-box>
            <text:p text:style-name="P3"><text:span text:style-name="T5">Motion </text:span></text:p>
          </draw:text-box>
        </draw:frame>
        <draw:frame draw:style-name="gr5" draw:text-style-name="P6" draw:layer="layout" svg:width="1.704cm" svg:height="0.395cm" svg:x="10.308cm" svg:y="0.977cm">
          <draw:text-box>
            <text:p text:style-name="P3"><text:span text:style-name="T3">ONTARIO </text:span></text:p>
          </draw:text-box>
        </draw:frame>
        <draw:frame draw:style-name="gr3" draw:text-style-name="P4" draw:layer="layout" svg:width="2.394cm" svg:height="0.319cm" svg:x="15.519cm" svg:y="1.399cm">
          <draw:text-box>
            <text:p text:style-name="P3"><text:span text:style-name="T1">Court File Number </text:span></text:p>
          </draw:text-box>
        </draw:frame>
        <draw:frame draw:style-name="gr6" draw:text-style-name="P7" draw:layer="layout" svg:width="2.305cm" svg:height="0.357cm" svg:x="6.977cm" svg:y="2.392cm">
          <draw:text-box>
            <text:p text:style-name="P3"><text:span text:style-name="T4">(Name of court) </text:span></text:p>
          </draw:text-box>
        </draw:frame>
        <draw:frame draw:style-name="gr5" draw:text-style-name="P6" draw:layer="layout" svg:width="0.413cm" svg:height="0.395cm" svg:x="1.833cm" svg:y="2.971cm">
          <draw:text-box>
            <text:p text:style-name="P3"><text:span text:style-name="T5">at </text:span></text:p>
          </draw:text-box>
        </draw:frame>
        <draw:frame draw:style-name="gr6" draw:text-style-name="P7" draw:layer="layout" svg:width="2.953cm" svg:height="0.357cm" svg:x="6.968cm" svg:y="3.43cm">
          <draw:text-box>
            <text:p text:style-name="P3"><text:span text:style-name="T4">Court office address </text:span></text:p>
          </draw:text-box>
        </draw:frame>
        <draw:frame draw:style-name="gr5" draw:text-style-name="P6" draw:layer="layout" svg:width="2.136cm" svg:height="0.395cm" svg:x="1.833cm" svg:y="4.152cm">
          <draw:text-box>
            <text:p text:style-name="P3"><text:span text:style-name="T5">Applicant(s) </text:span></text:p>
          </draw:text-box>
        </draw:frame>
        <draw:frame draw:style-name="gr3" draw:text-style-name="P4" draw:layer="layout" svg:width="8.947cm" svg:height="0.319cm" svg:x="1.833cm" svg:y="4.713cm">
          <draw:text-box>
            <text:p text:style-name="P3"><text:span text:style-name="T6">Full legal name &amp; address for service — street &amp; number, municipality, </text:span></text:p>
          </draw:text-box>
        </draw:frame>
        <draw:frame draw:style-name="gr3" draw:text-style-name="P4" draw:layer="layout" svg:width="8.367cm" svg:height="0.319cm" svg:x="1.833cm" svg:y="5.039cm">
          <draw:text-box>
            <text:p text:style-name="P3"><text:span text:style-name="T6">postal code, telephone &amp; fax numbers and e-mail address (if any). </text:span></text:p>
          </draw:text-box>
        </draw:frame>
        <draw:frame draw:style-name="gr3" draw:text-style-name="P4" draw:layer="layout" svg:width="9.099cm" svg:height="0.319cm" svg:x="11.502cm" svg:y="4.713cm">
          <draw:text-box>
            <text:p text:style-name="P3"><text:span text:style-name="T6">Lawyer’s <text:s/>name <text:s/>&amp; <text:s/>address <text:s/>— <text:s/>street <text:s/>&amp; <text:s/>number, <text:s/>municipality, <text:s/>postal </text:span></text:p>
          </draw:text-box>
        </draw:frame>
        <draw:frame draw:style-name="gr3" draw:text-style-name="P4" draw:layer="layout" svg:width="7.529cm" svg:height="0.319cm" svg:x="11.502cm" svg:y="5.039cm">
          <draw:text-box>
            <text:p text:style-name="P3"><text:span text:style-name="T6">code, telephone &amp; fax numbers and e-mail address (if any). </text:span></text:p>
          </draw:text-box>
        </draw:frame>
        <draw:frame draw:style-name="gr5" draw:text-style-name="P6" draw:layer="layout" svg:width="2.567cm" svg:height="0.395cm" svg:x="1.833cm" svg:y="7.306cm">
          <draw:text-box>
            <text:p text:style-name="P3"><text:span text:style-name="T5">Respondent(s) </text:span></text:p>
          </draw:text-box>
        </draw:frame>
        <draw:frame draw:style-name="gr3" draw:text-style-name="P4" draw:layer="layout" svg:width="8.947cm" svg:height="0.319cm" svg:x="1.833cm" svg:y="7.867cm">
          <draw:text-box>
            <text:p text:style-name="P3"><text:span text:style-name="T6">Full legal name &amp; address for service — street &amp; number, municipality, </text:span></text:p>
          </draw:text-box>
        </draw:frame>
        <draw:frame draw:style-name="gr3" draw:text-style-name="P4" draw:layer="layout" svg:width="8.367cm" svg:height="0.319cm" svg:x="1.833cm" svg:y="8.193cm">
          <draw:text-box>
            <text:p text:style-name="P3"><text:span text:style-name="T6">postal code, telephone &amp; fax numbers and e-mail address (if any). </text:span></text:p>
          </draw:text-box>
        </draw:frame>
        <draw:frame draw:style-name="gr3" draw:text-style-name="P4" draw:layer="layout" svg:width="9.099cm" svg:height="0.319cm" svg:x="11.502cm" svg:y="7.867cm">
          <draw:text-box>
            <text:p text:style-name="P3"><text:span text:style-name="T6">Lawyer’s <text:s/>name <text:s/>&amp; <text:s/>address <text:s/>— <text:s/>street <text:s/>&amp; <text:s/>number, <text:s/>municipality, <text:s/>postal </text:span></text:p>
          </draw:text-box>
        </draw:frame>
        <draw:frame draw:style-name="gr3" draw:text-style-name="P4" draw:layer="layout" svg:width="7.529cm" svg:height="0.319cm" svg:x="11.502cm" svg:y="8.193cm">
          <draw:text-box>
            <text:p text:style-name="P3"><text:span text:style-name="T6">code, telephone &amp; fax numbers and e-mail address (if any). </text:span></text:p>
          </draw:text-box>
        </draw:frame>
        <draw:frame draw:style-name="gr6" draw:text-style-name="P7" draw:layer="layout" svg:width="3.414cm" svg:height="0.357cm" svg:x="1.833cm" svg:y="10.457cm">
          <draw:text-box>
            <text:p text:style-name="P3"><text:span text:style-name="T4">The person making this </text:span></text:p>
          </draw:text-box>
        </draw:frame>
        <draw:frame draw:style-name="gr6" draw:text-style-name="P7" draw:layer="layout" svg:width="3.253cm" svg:height="0.357cm" svg:x="1.833cm" svg:y="10.821cm">
          <draw:text-box>
            <text:p text:style-name="P3"><text:span text:style-name="T4">motion or the person’s </text:span></text:p>
          </draw:text-box>
        </draw:frame>
        <draw:frame draw:style-name="gr6" draw:text-style-name="P7" draw:layer="layout" svg:width="3.448cm" svg:height="0.357cm" svg:x="1.833cm" svg:y="11.189cm">
          <draw:text-box>
            <text:p text:style-name="P3"><text:span text:style-name="T4">lawyer must contact the </text:span></text:p>
          </draw:text-box>
        </draw:frame>
        <draw:frame draw:style-name="gr6" draw:text-style-name="P7" draw:layer="layout" svg:width="2.885cm" svg:height="0.357cm" svg:x="1.833cm" svg:y="11.554cm">
          <draw:text-box>
            <text:p text:style-name="P3"><text:span text:style-name="T4">clerk of the court by </text:span></text:p>
          </draw:text-box>
        </draw:frame>
        <draw:frame draw:style-name="gr6" draw:text-style-name="P7" draw:layer="layout" svg:width="3.325cm" svg:height="0.357cm" svg:x="1.833cm" svg:y="11.918cm">
          <draw:text-box>
            <text:p text:style-name="P3"><text:span text:style-name="T4">telephone or otherwise </text:span></text:p>
          </draw:text-box>
        </draw:frame>
        <draw:frame draw:style-name="gr6" draw:text-style-name="P7" draw:layer="layout" svg:width="3.058cm" svg:height="0.357cm" svg:x="1.833cm" svg:y="12.282cm">
          <draw:text-box>
            <text:p text:style-name="P3"><text:span text:style-name="T4">to choose a time and </text:span></text:p>
          </draw:text-box>
        </draw:frame>
        <draw:frame draw:style-name="gr6" draw:text-style-name="P7" draw:layer="layout" svg:width="2.898cm" svg:height="0.357cm" svg:x="1.833cm" svg:y="12.65cm">
          <draw:text-box>
            <text:p text:style-name="P3"><text:span text:style-name="T4">date when the court </text:span></text:p>
          </draw:text-box>
        </draw:frame>
        <draw:frame draw:style-name="gr6" draw:text-style-name="P7" draw:layer="layout" svg:width="3.308cm" svg:height="0.357cm" svg:x="1.833cm" svg:y="13.014cm">
          <draw:text-box>
            <text:p text:style-name="P3"><text:span text:style-name="T4">could hear this motion. </text:span></text:p>
          </draw:text-box>
        </draw:frame>
        <draw:frame draw:style-name="gr5" draw:text-style-name="P6" draw:layer="layout" svg:width="3.029cm" svg:height="0.395cm" svg:x="5.58cm" svg:y="10.6cm">
          <draw:text-box>
            <text:p text:style-name="P3"><text:span text:style-name="T5">TO THE PARTIES:</text:span></text:p>
          </draw:text-box>
        </draw:frame>
        <draw:frame draw:style-name="gr5" draw:text-style-name="P6" draw:layer="layout" svg:width="6.589cm" svg:height="0.395cm" svg:x="5.58cm" svg:y="11.218cm">
          <draw:text-box>
            <text:p text:style-name="P3"><text:span text:style-name="T5">THE COURT WILL HEAR A MOTION on </text:span></text:p>
          </draw:text-box>
        </draw:frame>
        <draw:frame draw:style-name="gr6" draw:text-style-name="P7" draw:layer="layout" svg:width="0.925cm" svg:height="0.357cm" svg:x="12.179cm" svg:y="11.248cm">
          <draw:text-box>
            <text:p text:style-name="P3"><text:span text:style-name="T4">(date) </text:span></text:p>
          </draw:text-box>
        </draw:frame>
        <draw:frame draw:style-name="gr5" draw:text-style-name="P6" draw:layer="layout" svg:width="0.413cm" svg:height="0.395cm" svg:x="5.58cm" svg:y="11.853cm">
          <draw:text-box>
            <text:p text:style-name="P3"><text:span text:style-name="T5">at </text:span></text:p>
          </draw:text-box>
        </draw:frame>
        <draw:frame draw:style-name="gr5" draw:text-style-name="P6" draw:layer="layout" svg:width="7.017cm" svg:height="0.395cm" svg:x="10.689cm" svg:y="11.853cm">
          <draw:text-box>
            <text:p text:style-name="P3"><text:span text:style-name="T5">, or as soon as possible after that time, at </text:span></text:p>
          </draw:text-box>
        </draw:frame>
        <draw:frame draw:style-name="gr6" draw:text-style-name="P7" draw:layer="layout" svg:width="2.58cm" svg:height="0.357cm" svg:x="17.721cm" svg:y="11.883cm">
          <draw:text-box>
            <text:p text:style-name="P3"><text:span text:style-name="T4">(place of hearing) </text:span></text:p>
          </draw:text-box>
        </draw:frame>
        <draw:frame draw:style-name="gr5" draw:text-style-name="P6" draw:layer="layout" svg:width="4.422cm" svg:height="0.395cm" svg:x="1.833cm" svg:y="13.593cm">
          <draw:text-box>
            <text:p text:style-name="P3"><text:span text:style-name="T7">This motion will be made by </text:span></text:p>
          </draw:text-box>
        </draw:frame>
        <draw:frame draw:style-name="gr6" draw:text-style-name="P7" draw:layer="layout" svg:width="5.217cm" svg:height="0.357cm" svg:x="6.287cm" svg:y="13.623cm">
          <draw:text-box>
            <text:p text:style-name="P3"><text:span text:style-name="T4">(name of person making the motion) </text:span></text:p>
          </draw:text-box>
        </draw:frame>
        <draw:frame draw:style-name="gr5" draw:text-style-name="P6" draw:layer="layout" svg:width="13.299cm" svg:height="0.395cm" svg:x="1.833cm" svg:y="14.084cm">
          <draw:text-box>
            <text:p text:style-name="P3"><text:span text:style-name="T7">who will be asking the court for an order for the item(s) listed on page 2 of this notice. </text:span></text:p>
          </draw:text-box>
        </draw:frame>
        <draw:frame draw:style-name="gr5" draw:text-style-name="P6" draw:layer="layout" svg:width="12.291cm" svg:height="0.395cm" svg:x="2.578cm" svg:y="14.702cm">
          <draw:text-box>
            <text:p text:style-name="P3"><text:span text:style-name="T7">A copy of the affidavit(s) in support of this motion is/are served with this notice. </text:span></text:p>
          </draw:text-box>
        </draw:frame>
        <draw:frame draw:style-name="gr5" draw:text-style-name="P6" draw:layer="layout" svg:width="11.771cm" svg:height="0.395cm" svg:x="2.578cm" svg:y="15.176cm">
          <draw:text-box>
            <text:p text:style-name="P3"><text:span text:style-name="T7">A notice of a case conference is served with this notice to change an order. </text:span></text:p>
          </draw:text-box>
        </draw:frame>
        <draw:frame draw:style-name="gr5" draw:text-style-name="P6" draw:layer="layout" svg:width="11.305cm" svg:height="0.395cm" svg:x="1.833cm" svg:y="15.798cm">
          <draw:text-box>
            <text:p text:style-name="P3"><text:span text:style-name="T7">If this material is missing, you should talk to the court office immediately. </text:span></text:p>
          </draw:text-box>
        </draw:frame>
        <draw:frame draw:style-name="gr5" draw:text-style-name="P6" draw:layer="layout" svg:width="15.301cm" svg:height="0.395cm" svg:x="1.833cm" svg:y="16.416cm">
          <draw:text-box>
            <text:p text:style-name="P3"><text:span text:style-name="T7">The person making this motion is also relying on the following documents in the continuing record: </text:span></text:p>
          </draw:text-box>
        </draw:frame>
        <draw:frame draw:style-name="gr6" draw:text-style-name="P7" draw:layer="layout" svg:width="2.542cm" svg:height="0.357cm" svg:x="17.319cm" svg:y="16.447cm">
          <draw:text-box>
            <text:p text:style-name="P3"><text:span text:style-name="T4">(List documents.) </text:span></text:p>
          </draw:text-box>
        </draw:frame>
        <draw:frame draw:style-name="gr5" draw:text-style-name="P6" draw:layer="layout" svg:width="18.345cm" svg:height="0.395cm" svg:x="1.833cm" svg:y="17.72cm">
          <draw:text-box>
            <text:p text:style-name="P3"><text:span text:style-name="T7">If you want to oppose this motion or to give your own views, you should talk to your own lawyer and prepare your own </text:span></text:p>
          </draw:text-box>
        </draw:frame>
        <draw:frame draw:style-name="gr5" draw:text-style-name="P6" draw:layer="layout" svg:width="17.604cm" svg:height="0.395cm" svg:x="1.833cm" svg:y="18.131cm">
          <draw:text-box>
            <text:p text:style-name="P3"><text:span text:style-name="T7">affidavit, serve it on all other parties and file it at the court office not later than 4 days before the date above. Only </text:span></text:p>
          </draw:text-box>
        </draw:frame>
        <draw:frame draw:style-name="gr5" draw:text-style-name="P6" draw:layer="layout" svg:width="18.459cm" svg:height="0.395cm" svg:x="1.833cm" svg:y="18.533cm">
          <draw:text-box>
            <text:p text:style-name="P3"><text:span text:style-name="T7">written and affidavit evidence will be allowed at a motion unless the court gives permission for oral testimony. You may </text:span></text:p>
          </draw:text-box>
        </draw:frame>
        <draw:frame draw:style-name="gr5" draw:text-style-name="P6" draw:layer="layout" svg:width="4.993cm" svg:height="0.395cm" svg:x="1.833cm" svg:y="18.939cm">
          <draw:text-box>
            <text:p text:style-name="P3"><text:span text:style-name="T7">bring your lawyer to the motion. </text:span></text:p>
          </draw:text-box>
        </draw:frame>
        <draw:frame draw:style-name="gr5" draw:text-style-name="P6" draw:layer="layout" svg:width="18.29cm" svg:height="0.395cm" svg:x="1.833cm" svg:y="19.558cm">
          <draw:text-box>
            <text:p text:style-name="P3"><text:span text:style-name="T5">IF YOU DO NOT COME TO THE MOTION, THE COURT MAY MAKE AN ORDER WITHOUT YOU AND ENFORCE </text:span></text:p>
          </draw:text-box>
        </draw:frame>
        <draw:frame draw:style-name="gr5" draw:text-style-name="P6" draw:layer="layout" svg:width="3.05cm" svg:height="0.395cm" svg:x="1.833cm" svg:y="19.964cm">
          <draw:text-box>
            <text:p text:style-name="P3"><text:span text:style-name="T5">IT AGAINST YOU. </text:span></text:p>
          </draw:text-box>
        </draw:frame>
        <draw:frame draw:style-name="gr6" draw:text-style-name="P7" draw:layer="layout" svg:width="2.525cm" svg:height="0.357cm" svg:x="5.055cm" svg:y="21.197cm">
          <draw:text-box>
            <text:p text:style-name="P3"><text:span text:style-name="T4">Date of signature </text:span></text:p>
          </draw:text-box>
        </draw:frame>
        <draw:frame draw:style-name="gr6" draw:text-style-name="P7" draw:layer="layout" svg:width="8.672cm" svg:height="0.357cm" svg:x="2.002cm" svg:y="22.374cm">
          <draw:text-box>
            <text:p text:style-name="P3"><text:span text:style-name="T4">Signature of person making this motion or of person’s lawyer </text:span></text:p>
          </draw:text-box>
        </draw:frame>
        <draw:frame draw:style-name="gr6" draw:text-style-name="P7" draw:layer="layout" svg:width="9.544cm" svg:height="0.357cm" svg:x="11.223cm" svg:y="23.144cm">
          <draw:text-box>
            <text:p text:style-name="P3"><text:span text:style-name="T4">Typed or printed name of person or of person’s lawyer, address for </text:span></text:p>
          </draw:text-box>
        </draw:frame>
        <draw:frame draw:style-name="gr6" draw:text-style-name="P7" draw:layer="layout" svg:width="8.71cm" svg:height="0.357cm" svg:x="11.629cm" svg:y="23.508cm">
          <draw:text-box>
            <text:p text:style-name="P3"><text:span text:style-name="T4">service, telephone &amp; fax numbers and e-mail address (if any) </text:span></text:p>
          </draw:text-box>
        </draw:frame>
        <draw:frame draw:style-name="gr6" draw:text-style-name="P7" draw:layer="layout" svg:width="18.548cm" svg:height="0.357cm" svg:x="1.833cm" svg:y="24.084cm">
          <draw:text-box>
            <text:p text:style-name="P3"><text:span text:style-name="T9">NOTE TO PERSON MAKING THIS MOTION: </text:span><text:span text:style-name="T4"><text:s/>You MUST file a confirmation (Form 14C) not later than 2:00 p.m. 3 days before the </text:span></text:p>
          </draw:text-box>
        </draw:frame>
        <draw:frame draw:style-name="gr6" draw:text-style-name="P7" draw:layer="layout" svg:width="2.813cm" svg:height="0.357cm" svg:x="1.833cm" svg:y="24.448cm">
          <draw:text-box>
            <text:p text:style-name="P3"><text:span text:style-name="T4">date set out above. </text:span></text:p>
          </draw:text-box>
        </draw:frame>
        <draw:frame draw:style-name="gr6" draw:text-style-name="P7" draw:layer="layout" svg:width="18.633cm" svg:height="0.357cm" svg:x="1.833cm" svg:y="25.028cm">
          <draw:text-box>
            <text:p text:style-name="P3"><text:span text:style-name="T4">If this is a motion to change past and future support payments under an order that has been assigned to a government agency, you </text:span></text:p>
          </draw:text-box>
        </draw:frame>
        <draw:frame draw:style-name="gr6" draw:text-style-name="P7" draw:layer="layout" svg:width="18.307cm" svg:height="0.357cm" svg:x="1.833cm" svg:y="25.392cm">
          <draw:text-box>
            <text:p text:style-name="P3"><text:span text:style-name="T4">must also serve this notice on that agency. <text:s/>If you do not, the agency can ask the court to set aside any order that you may get in </text:span></text:p>
          </draw:text-box>
        </draw:frame>
        <draw:frame draw:style-name="gr6" draw:text-style-name="P7" draw:layer="layout" svg:width="6.568cm" svg:height="0.357cm" svg:x="1.833cm" svg:y="25.756cm">
          <draw:text-box>
            <text:p text:style-name="P3"><text:span text:style-name="T4">this motion and can ask for costs against you. </text:span></text:p>
          </draw:text-box>
        </draw:frame>
        <draw:frame draw:style-name="gr3" draw:text-style-name="P4" draw:layer="layout" svg:width="3.088cm" svg:height="0.319cm" svg:x="1.833cm" svg:y="26.947cm">
          <draw:text-box>
            <text:p text:style-name="P3"><text:span text:style-name="T1">FLR 14 (March 1, 2018) </text:span></text:p>
          </draw:text-box>
        </draw:frame>
        <draw:polygon draw:style-name="gr7" draw:text-style-name="P2" draw:layer="layout" svg:width="0.316cm" svg:height="0.316cm" svg:x="1.876cm" svg:y="14.732cm" svg:viewBox="0 0 317 317" draw:points="0,317 317,317 317,0 0,0">
          <text:p/>
        </draw:polygon>
        <draw:polygon draw:style-name="gr7" draw:text-style-name="P2" draw:layer="layout" svg:width="0.316cm" svg:height="0.316cm" svg:x="1.876cm" svg:y="15.206cm" svg:viewBox="0 0 317 317" draw:points="0,317 317,317 317,0 0,0">
          <text:p/>
        </draw:polygon>
        <draw:polygon draw:style-name="gr8" draw:text-style-name="P8" draw:layer="layout" svg:width="12.746cm" svg:height="0.646cm" svg:x="1.689cm" svg:y="1.704cm" svg:viewBox="0 0 12747 647" draw:points="0,647 12747,647 12747,0 0,0">
          <text:p/>
        </draw:polygon>
        <draw:frame draw:style-name="gr3" draw:text-style-name="P4" draw:layer="layout" svg:width="1.534cm" svg:height="0.319cm" svg:x="18.948cm" svg:y="26.947cm">
          <draw:text-box>
            <text:p text:style-name="P3"><text:span text:style-name="T1">Page 1 of 2 </text:span></text:p>
          </draw:text-box>
        </draw:frame>
      </draw:page>
      <draw:page draw:name="page2" draw:style-name="dp1" draw:master-page-name="master-page47">
        <draw:polygon draw:style-name="gr1" draw:text-style-name="P1" draw:layer="layout" svg:width="0.017cm" svg:height="0.017cm" svg:x="20.485cm" svg:y="25.583cm" svg:viewBox="0 0 18 18" draw:points="0,18 18,18 18,0 0,0">
          <text:p/>
        </draw:polygon>
        <draw:polygon draw:style-name="gr1" draw:text-style-name="P1" draw:layer="layout" svg:width="0.017cm" svg:height="0.017cm" svg:x="20.485cm" svg:y="25.583cm" svg:viewBox="0 0 18 18" draw:points="0,18 18,18 18,0 0,0">
          <text:p/>
        </draw:polygon>
        <draw:polygon draw:style-name="gr1" draw:text-style-name="P1" draw:layer="layout" svg:width="18.746cm" svg:height="0.017cm" svg:x="1.739cm" svg:y="25.583cm" svg:viewBox="0 0 18747 18" draw:points="0,18 18747,18 18747,0 0,0">
          <text:p/>
        </draw:polygon>
        <draw:polygon draw:style-name="gr1" draw:text-style-name="P1" draw:layer="layout" svg:width="0.017cm" svg:height="0.017cm" svg:x="1.722cm" svg:y="25.583cm" svg:viewBox="0 0 18 18" draw:points="0,18 18,18 18,0 0,0">
          <text:p/>
        </draw:polygon>
        <draw:polygon draw:style-name="gr1" draw:text-style-name="P1" draw:layer="layout" svg:width="0.017cm" svg:height="0.017cm" svg:x="1.722cm" svg:y="25.583cm" svg:viewBox="0 0 18 18" draw:points="0,18 18,18 18,0 0,0">
          <text:p/>
        </draw:polygon>
        <draw:polygon draw:style-name="gr1" draw:text-style-name="P1" draw:layer="layout" svg:width="0.017cm" svg:height="0.648cm" svg:x="20.485cm" svg:y="2.463cm" svg:viewBox="0 0 18 649" draw:points="0,649 18,649 18,0 0,0">
          <text:p/>
        </draw:polygon>
        <draw:polygon draw:style-name="gr1" draw:text-style-name="P1" draw:layer="layout" svg:width="0.017cm" svg:height="22.5cm" svg:x="20.485cm" svg:y="3.111cm" svg:viewBox="0 0 18 22501" draw:points="0,22501 18,22501 18,0 0,0">
          <text:p/>
        </draw:polygon>
        <draw:polygon draw:style-name="gr1" draw:text-style-name="P1" draw:layer="layout" svg:width="0.017cm" svg:height="0.648cm" svg:x="1.722cm" svg:y="2.463cm" svg:viewBox="0 0 18 649" draw:points="0,649 18,649 18,0 0,0">
          <text:p/>
        </draw:polygon>
        <draw:polygon draw:style-name="gr1" draw:text-style-name="P1" draw:layer="layout" svg:width="0.017cm" svg:height="22.5cm" svg:x="1.722cm" svg:y="3.111cm" svg:viewBox="0 0 18 22501" draw:points="0,22501 18,22501 18,0 0,0">
          <text:p/>
        </draw:polygon>
        <draw:polygon draw:style-name="gr1" draw:text-style-name="P1" draw:layer="layout" svg:width="0.017cm" svg:height="0.017cm" svg:x="1.739cm" svg:y="2.446cm" svg:viewBox="0 0 18 18" draw:points="0,18 18,18 18,0 0,0">
          <text:p/>
        </draw:polygon>
        <draw:polygon draw:style-name="gr1" draw:text-style-name="P1" draw:layer="layout" svg:width="18.729cm" svg:height="0.017cm" svg:x="1.756cm" svg:y="2.446cm" svg:viewBox="0 0 18730 18" draw:points="0,18 18730,18 18730,0 0,0">
          <text:p/>
        </draw:polygon>
        <draw:polygon draw:style-name="gr1" draw:text-style-name="P1" draw:layer="layout" svg:width="0.017cm" svg:height="0.017cm" svg:x="20.485cm" svg:y="2.446cm" svg:viewBox="0 0 18 18" draw:points="0,18 18,18 18,0 0,0">
          <text:p/>
        </draw:polygon>
        <draw:polygon draw:style-name="gr1" draw:text-style-name="P1" draw:layer="layout" svg:width="0.017cm" svg:height="0.017cm" svg:x="1.722cm" svg:y="2.446cm" svg:viewBox="0 0 18 18" draw:points="0,18 18,18 18,0 0,0">
          <text:p/>
        </draw:polygon>
        <draw:polygon draw:style-name="gr1" draw:text-style-name="P1" draw:layer="layout" svg:width="0.017cm" svg:height="0.017cm" svg:x="1.722cm" svg:y="2.446cm" svg:viewBox="0 0 18 18" draw:points="0,18 18,18 18,0 0,0">
          <text:p/>
        </draw:polygon>
        <draw:polygon draw:style-name="gr1" draw:text-style-name="P1" draw:layer="layout" svg:width="18.762cm" svg:height="0.018cm" svg:x="1.731cm" svg:y="2.023cm" svg:viewBox="0 0 18763 19" draw:points="0,19 18763,19 18763,0 0,0">
          <text:p/>
        </draw:polygon>
        <draw:polygon draw:style-name="gr1" draw:text-style-name="P1" draw:layer="layout" svg:width="0.017cm" svg:height="0.017cm" svg:x="20.485cm" svg:y="1.926cm" svg:viewBox="0 0 18 18" draw:points="0,18 18,18 18,0 0,0">
          <text:p/>
        </draw:polygon>
        <draw:polygon draw:style-name="gr1" draw:text-style-name="P1" draw:layer="layout" svg:width="0.017cm" svg:height="0.017cm" svg:x="20.485cm" svg:y="1.926cm" svg:viewBox="0 0 18 18" draw:points="0,18 18,18 18,0 0,0">
          <text:p/>
        </draw:polygon>
        <draw:polygon draw:style-name="gr1" draw:text-style-name="P1" draw:layer="layout" svg:width="5.076cm" svg:height="0.017cm" svg:x="15.409cm" svg:y="1.926cm" svg:viewBox="0 0 5077 18" draw:points="0,18 5077,18 5077,0 0,0">
          <text:p/>
        </draw:polygon>
        <draw:polygon draw:style-name="gr1" draw:text-style-name="P1" draw:layer="layout" svg:width="0.017cm" svg:height="0.017cm" svg:x="15.392cm" svg:y="1.926cm" svg:viewBox="0 0 18 18" draw:points="0,18 18,18 18,0 0,0">
          <text:p/>
        </draw:polygon>
        <draw:polygon draw:style-name="gr1" draw:text-style-name="P1" draw:layer="layout" svg:width="0.017cm" svg:height="0.017cm" svg:x="15.392cm" svg:y="1.926cm" svg:viewBox="0 0 18 18" draw:points="0,18 18,18 18,0 0,0">
          <text:p/>
        </draw:polygon>
        <draw:polygon draw:style-name="gr1" draw:text-style-name="P1" draw:layer="layout" svg:width="0.017cm" svg:height="0.017cm" svg:x="20.485cm" svg:y="0.965cm" svg:viewBox="0 0 18 18" draw:points="0,18 18,18 18,0 0,0">
          <text:p/>
        </draw:polygon>
        <draw:polygon draw:style-name="gr1" draw:text-style-name="P1" draw:layer="layout" svg:width="0.017cm" svg:height="0.017cm" svg:x="20.485cm" svg:y="0.965cm" svg:viewBox="0 0 18 18" draw:points="0,18 18,18 18,0 0,0">
          <text:p/>
        </draw:polygon>
        <draw:polygon draw:style-name="gr1" draw:text-style-name="P1" draw:layer="layout" svg:width="0.017cm" svg:height="0.406cm" svg:x="20.485cm" svg:y="0.982cm" svg:viewBox="0 0 18 407" draw:points="0,407 18,407 18,0 0,0">
          <text:p/>
        </draw:polygon>
        <draw:polygon draw:style-name="gr1" draw:text-style-name="P1" draw:layer="layout" svg:width="0.017cm" svg:height="0.017cm" svg:x="20.485cm" svg:y="1.388cm" svg:viewBox="0 0 18 18" draw:points="0,18 18,18 18,0 0,0">
          <text:p/>
        </draw:polygon>
        <draw:polygon draw:style-name="gr1" draw:text-style-name="P1" draw:layer="layout" svg:width="0.017cm" svg:height="0.521cm" svg:x="20.485cm" svg:y="1.405cm" svg:viewBox="0 0 18 522" draw:points="0,522 18,522 18,0 0,0">
          <text:p/>
        </draw:polygon>
        <draw:polygon draw:style-name="gr1" draw:text-style-name="P1" draw:layer="layout" svg:width="5.076cm" svg:height="0.017cm" svg:x="15.409cm" svg:y="0.965cm" svg:viewBox="0 0 5077 18" draw:points="0,18 5077,18 5077,0 0,0">
          <text:p/>
        </draw:polygon>
        <draw:polygon draw:style-name="gr1" draw:text-style-name="P1" draw:layer="layout" svg:width="0.017cm" svg:height="0.017cm" svg:x="15.392cm" svg:y="0.965cm" svg:viewBox="0 0 18 18" draw:points="0,18 18,18 18,0 0,0">
          <text:p/>
        </draw:polygon>
        <draw:polygon draw:style-name="gr1" draw:text-style-name="P1" draw:layer="layout" svg:width="0.017cm" svg:height="0.017cm" svg:x="15.392cm" svg:y="0.965cm" svg:viewBox="0 0 18 18" draw:points="0,18 18,18 18,0 0,0">
          <text:p/>
        </draw:polygon>
        <draw:polygon draw:style-name="gr1" draw:text-style-name="P1" draw:layer="layout" svg:width="0.017cm" svg:height="0.406cm" svg:x="15.392cm" svg:y="0.982cm" svg:viewBox="0 0 18 407" draw:points="0,407 18,407 18,0 0,0">
          <text:p/>
        </draw:polygon>
        <draw:polygon draw:style-name="gr1" draw:text-style-name="P1" draw:layer="layout" svg:width="0.017cm" svg:height="0.017cm" svg:x="15.392cm" svg:y="1.388cm" svg:viewBox="0 0 18 18" draw:points="0,18 18,18 18,0 0,0">
          <text:p/>
        </draw:polygon>
        <draw:polygon draw:style-name="gr1" draw:text-style-name="P1" draw:layer="layout" svg:width="0.017cm" svg:height="0.521cm" svg:x="15.392cm" svg:y="1.405cm" svg:viewBox="0 0 18 522" draw:points="0,522 18,522 18,0 0,0">
          <text:p/>
        </draw:polygon>
        <draw:frame draw:style-name="gr3" draw:text-style-name="P4" draw:layer="layout" svg:width="0.283cm" svg:height="0.319cm" svg:x="4.0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4.8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19.846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159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392cm" svg:y="26.94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033cm" svg:height="0.039cm" svg:x="1.905cm" svg:y="27.26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0.35cm" svg:height="0.395cm" svg:x="3.323cm" svg:y="0.99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7.159cm" svg:y="0.99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3.132cm" svg:y="0.99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283cm" svg:height="0.319cm" svg:x="16.73cm" svg:y="0.99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17.81cm" svg:y="0.992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586cm" svg:height="0.395cm" svg:x="15.502cm" svg:y="1.426cm">
          <draw:text-box>
            <text:p text:style-name="P3"><text:span text:style-name="T8"><text:s text:c="6"/></text:span></text:p>
          </draw:text-box>
        </draw:frame>
        <draw:frame draw:style-name="gr5" draw:text-style-name="P6" draw:layer="layout" svg:width="0.35cm" svg:height="0.395cm" svg:x="1.833cm" svg:y="1.41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4.394cm" svg:y="1.41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1.777cm" svg:y="1.418cm">
          <draw:text-box>
            <text:p text:style-name="P3"><text:span text:style-name="T5"><text:s/></text:span></text:p>
          </draw:text-box>
        </draw:frame>
        <draw:frame draw:style-name="gr9" draw:text-style-name="P9" draw:layer="layout" svg:width="0.071cm" svg:height="0.082cm" svg:x="1.833cm" svg:y="1.946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0.35cm" svg:height="0.395cm" svg:x="1.833cm" svg:y="2.053cm">
          <draw:text-box>
            <text:p text:style-name="P3"><text:span text:style-name="T7"><text:s/></text:span></text:p>
          </draw:text-box>
        </draw:frame>
        <draw:frame draw:style-name="gr6" draw:text-style-name="P7" draw:layer="layout" svg:width="0.317cm" svg:height="0.357cm" svg:x="4.31cm" svg:y="2.6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8.945cm" svg:y="2.68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073cm" svg:height="0.395cm" svg:x="1.833cm" svg:y="3.124cm">
          <draw:text-box>
            <text:p text:style-name="P3"><text:span text:style-name="T8"><text:s text:c="11"/></text:span></text:p>
          </draw:text-box>
        </draw:frame>
        <draw:frame draw:style-name="gr9" draw:text-style-name="P9" draw:layer="layout" svg:width="0.071cm" svg:height="0.082cm" svg:x="1.905cm" svg:y="25.991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1.585cm" svg:height="0.395cm" svg:x="1.833cm" svg:y="0.994cm">
          <draw:text-box>
            <text:p text:style-name="P3"><text:span text:style-name="T5">Form 14: </text:span></text:p>
          </draw:text-box>
        </draw:frame>
        <draw:frame draw:style-name="gr5" draw:text-style-name="P6" draw:layer="layout" svg:width="2.86cm" svg:height="0.395cm" svg:x="4.394cm" svg:y="0.994cm">
          <draw:text-box>
            <text:p text:style-name="P3"><text:span text:style-name="T5">Notice of Motion </text:span></text:p>
          </draw:text-box>
        </draw:frame>
        <draw:frame draw:style-name="gr5" draw:text-style-name="P6" draw:layer="layout" svg:width="1.45cm" svg:height="0.395cm" svg:x="11.777cm" svg:y="0.994cm">
          <draw:text-box>
            <text:p text:style-name="P3"><text:span text:style-name="T5">(page 2) </text:span></text:p>
          </draw:text-box>
        </draw:frame>
        <draw:frame draw:style-name="gr3" draw:text-style-name="P4" draw:layer="layout" svg:width="2.394cm" svg:height="0.319cm" svg:x="15.502cm" svg:y="0.992cm">
          <draw:text-box>
            <text:p text:style-name="P3"><text:span text:style-name="T1">Court File Number </text:span></text:p>
          </draw:text-box>
        </draw:frame>
        <draw:frame draw:style-name="gr6" draw:text-style-name="P7" draw:layer="layout" svg:width="7.249cm" svg:height="0.357cm" svg:x="1.833cm" svg:y="2.684cm">
          <draw:text-box>
            <text:p text:style-name="P3"><text:span text:style-name="T4">State the order or orders requested on this motion. </text:span></text:p>
          </draw:text-box>
        </draw:frame>
        <draw:frame draw:style-name="gr3" draw:text-style-name="P4" draw:layer="layout" svg:width="3.088cm" svg:height="0.319cm" svg:x="1.833cm" svg:y="26.947cm">
          <draw:text-box>
            <text:p text:style-name="P3"><text:span text:style-name="T1">FLR 14 (March 1, 2018) </text:span></text:p>
          </draw:text-box>
        </draw:frame>
        <draw:frame draw:style-name="gr3" draw:text-style-name="P4" draw:layer="layout" svg:width="1.534cm" svg:height="0.319cm" svg:x="18.948cm" svg:y="26.947cm">
          <draw:text-box>
            <text:p text:style-name="P3"><text:span text:style-name="T1">Page 2 of 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22" draw:style="rect" draw:dots1="1" draw:dots1-length="0.016cm" draw:distance="0.03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3T23:29:58.384000000</dc:date>
    <meta:editing-duration>PT1H49M34S</meta:editing-duration>
    <meta:editing-cycles>1</meta:editing-cycles>
    <meta:document-statistic meta:object-count="380"/>
    <meta:generator>LibreOffice/7.5.2.2$Windows_X86_64 LibreOffice_project/53bb9681a964705cf672590721dbc85eb4d0c3a2</meta:generator>
  </office:meta>
</office:document-meta>
</file>